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20pt" officeooo:rsid="00068e8b" officeooo:paragraph-rsid="00068e8b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4pt" officeooo:rsid="00068e8b" officeooo:paragraph-rsid="00068e8b" style:font-size-asian="12.25pt" style:font-size-complex="14pt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Ubuntu" fo:font-size="14pt" officeooo:rsid="00068e8b" officeooo:paragraph-rsid="00068e8b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Ubuntu" fo:font-size="14pt" officeooo:rsid="00068e8b" officeooo:paragraph-rsid="00068e8b" style:font-size-asian="12.25pt" style:font-size-complex="14pt"/>
    </style:style>
    <style:style style:name="P5" style:family="paragraph" style:parent-style-name="Standard" style:list-style-name="L3">
      <style:paragraph-properties fo:text-align="start" style:justify-single-word="false"/>
      <style:text-properties style:font-name="Ubuntu" fo:font-size="14pt" officeooo:rsid="00068e8b" officeooo:paragraph-rsid="00068e8b" style:font-size-asian="12.25pt" style:font-size-complex="14pt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Ubuntu" fo:font-size="14pt" officeooo:rsid="0007deda" officeooo:paragraph-rsid="0007deda" style:font-size-asian="12.25pt" style:font-size-complex="14pt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Ubuntu" fo:font-size="14pt" officeooo:rsid="00087cce" officeooo:paragraph-rsid="00087cce" style:font-size-asian="12.25pt" style:font-size-complex="14pt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Ubuntu" fo:font-size="14pt" officeooo:rsid="00087cce" officeooo:paragraph-rsid="00087cce" style:font-size-asian="12.25pt" style:font-size-complex="14pt"/>
    </style:style>
    <style:style style:name="P9" style:family="paragraph" style:parent-style-name="Standard" style:list-style-name="L3">
      <style:paragraph-properties fo:text-align="start" style:justify-single-word="false"/>
      <style:text-properties style:font-name="Ubuntu" fo:font-size="14pt" officeooo:rsid="00087cce" officeooo:paragraph-rsid="00087cce" style:font-size-asian="12.25pt" style:font-size-complex="14pt"/>
    </style:style>
    <style:style style:name="P10" style:family="paragraph" style:parent-style-name="Standard" style:list-style-name="L4">
      <style:paragraph-properties fo:text-align="start" style:justify-single-word="false"/>
      <style:text-properties style:font-name="Ubuntu" fo:font-size="14pt" officeooo:rsid="00087cce" officeooo:paragraph-rsid="00087cce" style:font-size-asian="12.25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Ubuntu" fo:font-size="14pt" officeooo:rsid="00087cce" officeooo:paragraph-rsid="00087cce" style:font-size-asian="12.25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Ubuntu" officeooo:paragraph-rsid="0009a13f"/>
    </style:style>
    <style:style style:name="P13" style:family="paragraph" style:parent-style-name="Standard" style:list-style-name="L5">
      <style:paragraph-properties fo:text-align="start" style:justify-single-word="false"/>
      <style:text-properties style:font-name="Ubuntu" officeooo:rsid="0009a13f" officeooo:paragraph-rsid="0009a13f"/>
    </style:style>
    <style:style style:name="T1" style:family="text">
      <style:text-properties officeooo:rsid="00087cce"/>
    </style:style>
    <style:style style:name="T2" style:family="text">
      <style:text-properties style:font-name="Ubuntu" fo:font-size="14pt" style:font-size-asian="12.25pt" style:font-size-complex="14pt"/>
    </style:style>
    <style:style style:name="T3" style:family="text">
      <style:text-properties style:font-name="Ubuntu" fo:font-size="14pt" officeooo:rsid="0009a13f" style:font-size-asian="12.25pt" style:font-size-complex="14pt"/>
    </style:style>
    <style:style style:name="T4" style:family="text">
      <style:text-properties fo:font-size="14pt" style:font-size-asian="12.25pt" style:font-size-complex="14pt"/>
    </style:style>
    <style:style style:name="T5" style:family="text">
      <style:text-properties fo:font-size="14pt" officeooo:rsid="0009a13f" style:font-size-asian="12.25pt" style:font-size-complex="14pt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es Reading</text:p>
      <text:p text:style-name="P1"/>
      <text:p text:style-name="P2">2.- Anwer the questions</text:p>
      <text:p text:style-name="P2"/>
      <text:list xml:id="list2888948535" text:style-name="L1">
        <text:list-item>
          <text:p text:style-name="P3">Because his life is plenty of a coincidences like he tells.</text:p>
        </text:list-item>
        <text:list-item>
          <text:p text:style-name="P3">Is easy to intall, it’s open source software and it has been inproved by a lot of people.</text:p>
        </text:list-item>
        <text:list-item>
          <text:p text:style-name="P6">It means the software it’s free and anybody can copy, modify and distrib<text:span text:style-name="T1">u</text:span>te it.</text:p>
        </text:list-item>
        <text:list-item>
          <text:p text:style-name="P6">beacuse he inheried his interest for the science from his gra<text:span text:style-name="T1">n</text:span>dfather.</text:p>
        </text:list-item>
        <text:list-item>
          <text:p text:style-name="P6">He was work <text:span text:style-name="T1">with Minix OS and it have shortcomings. He way decided to meke his own OS.</text:span></text:p>
        </text:list-item>
        <text:list-item>
          <text:p text:style-name="P7">No other people was help Linus</text:p>
        </text:list-item>
        <text:list-item>
          <text:p text:style-name="P7">He recived a email of his wife.</text:p>
        </text:list-item>
      </text:list>
      <text:p text:style-name="P2"/>
      <text:p text:style-name="P2">3.-<text:span text:style-name="T1">True or false</text:span></text:p>
      <text:list xml:id="list4035711113" text:style-name="L2">
        <text:list-item>
          <text:p text:style-name="P8">true</text:p>
        </text:list-item>
        <text:list-item>
          <text:p text:style-name="P8">true</text:p>
        </text:list-item>
        <text:list-item>
          <text:p text:style-name="P8">true</text:p>
        </text:list-item>
        <text:list-item>
          <text:p text:style-name="P8">false</text:p>
        </text:list-item>
        <text:list-item>
          <text:p text:style-name="P8">false</text:p>
        </text:list-item>
      </text:list>
      <text:p text:style-name="P2"/>
      <text:p text:style-name="P2">4.-</text:p>
      <text:list xml:id="list3276274635" text:style-name="L3">
        <text:list-item>
          <text:p text:style-name="P5"><text:s text:c="2"/></text:p>
        </text:list-item>
        <text:list-item>
          <text:p text:style-name="P9">modify</text:p>
        </text:list-item>
        <text:list-item>
          <text:p text:style-name="P9"><text:s/></text:p>
        </text:list-item>
        <text:list-item>
          <text:p text:style-name="P9"><text:s/></text:p>
        </text:list-item>
        <text:list-item>
          <text:p text:style-name="P9">supervisor</text:p>
        </text:list-item>
      </text:list>
      <text:p text:style-name="P2"/>
      <text:p text:style-name="P2">5.-</text:p>
      <text:list xml:id="list2618452249" text:style-name="L4">
        <text:list-item>
          <text:p text:style-name="P10">stable</text:p>
        </text:list-item>
        <text:list-item>
          <text:p text:style-name="P10">cheaper</text:p>
        </text:list-item>
        <text:list-item>
          <text:p text:style-name="P10">uncommon</text:p>
        </text:list-item>
        <text:list-item>
          <text:p text:style-name="P10">free</text:p>
        </text:list-item>
        <text:list-item>
          <text:p text:style-name="P10">sortcomings</text:p>
        </text:list-item>
      </text:list>
      <text:p text:style-name="P11"/>
      <text:p text:style-name="P12"><text:span text:style-name="T5">6.- operating system</text:span></text:p>
      <text:list xml:id="list2884409319" text:style-name="L5">
        <text:list-item>
          <text:p text:style-name="P13"><text:span text:style-name="T4">Program lenguaje</text:span></text:p>
        </text:list-item>
        <text:list-item>
          <text:p text:style-name="P13"><text:span text:style-name="T4">The core of a OS</text:span></text:p>
        </text:list-item>
        <text:list-item>
          <text:p text:style-name="P13"><text:span text:style-name="T4">One of the firts OS</text:span></text:p>
        </text:list-item>
        <text:list-item>
          <text:p text:style-name="P13"><text:span text:style-name="T4">Gemeral Public License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17:20:53.539950311</meta:creation-date>
    <dc:date>2024-11-07T18:34:22.614341589</dc:date>
    <meta:editing-duration>PT25M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32" meta:word-count="152" meta:character-count="729" meta:non-whitespace-character-count="628"/>
  </office:meta>
</office:document-meta>
</file>